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Heading">
      <style:paragraph-properties fo:text-align="center" style:justify-single-word="false"/>
    </style:style>
    <style:style style:name="P10" style:family="paragraph" style:parent-style-name="Text_20_body" style:master-page-name="">
      <style:paragraph-properties fo:margin-left="0in" fo:margin-right="0in" fo:margin-top="0in" fo:margin-bottom="0.0835in" fo:text-indent="0in" style:auto-text-indent="false" style:page-number="auto"/>
    </style:style>
    <style:style style:name="P11" style:family="paragraph" style:parent-style-name="Text_20_body">
      <style:paragraph-properties fo:margin-left="0in" fo:margin-right="0in" fo:margin-top="0in" fo:margin-bottom="0.0835in" fo:text-indent="0in" style:auto-text-indent="false"/>
    </style:style>
    <style:style style:name="P12" style:family="paragraph" style:parent-style-name="Text_20_body">
      <style:paragraph-properties fo:margin-left="0in" fo:margin-right="0in" fo:margin-top="0in" fo:margin-bottom="0.0835in" fo:text-indent="0in" style:auto-text-indent="false">
        <style:tab-stops>
          <style:tab-stop style:position="1in"/>
        </style:tab-stops>
      </style:paragraph-properties>
      <style:text-properties fo:font-style="normal" style:font-style-asian="normal" style:font-style-complex="normal"/>
    </style:style>
    <style:style style:name="P13" style:family="paragraph" style:parent-style-name="Contents_20_1">
      <style:paragraph-properties>
        <style:tab-stops>
          <style:tab-stop style:position="7.2681in" style:type="right" style:leader-style="dotted" style:leader-text="."/>
        </style:tab-stops>
      </style:paragraph-properties>
    </style:style>
    <style:style style:name="P14" style:family="paragraph" style:parent-style-name="Contents_20_2">
      <style:paragraph-properties>
        <style:tab-stops>
          <style:tab-stop style:position="7.0717in" style:type="right" style:leader-style="dotted" style:leader-text="."/>
        </style:tab-stops>
      </style:paragraph-properties>
    </style:style>
    <style:style style:name="P15" style:family="paragraph" style:parent-style-name="Contents_20_3">
      <style:paragraph-properties>
        <style:tab-stops>
          <style:tab-stop style:position="6.8752in" style:type="right" style:leader-style="dotted" style:leader-text="."/>
        </style:tab-stops>
      </style:paragraph-properties>
    </style:style>
    <style:style style:name="P16" style:family="paragraph" style:parent-style-name="Standard"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Dbf 7.0 Manual</text:p>
      <text:p text:style-name="P7">Micha Nelissen – 11<text:span text:style-name="T2">th</text:span> September 2004</text:p>
      <text:p text:style-name="P7">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 Introduction<text:tab/>3</text:p>
          <text:p text:style-name="P13"><text:s/>2 Class structure<text:tab/>3</text:p>
          <text:p text:style-name="P14"><text:s/>2.1 TDbf<text:tab/>3</text:p>
          <text:p text:style-name="P14"><text:s/>2.2 TDbfFile<text:tab/>3</text:p>
          <text:p text:style-name="P14"><text:s/>2.3 TDbfFieldDef<text:tab/>3</text:p>
          <text:p text:style-name="P13"><text:s/>3 File types<text:tab/>4</text:p>
          <text:p text:style-name="P13"><text:s/>4 Expressions<text:tab/>4</text:p>
          <text:p text:style-name="P13"><text:s/>5 FAQ<text:tab/>6</text:p>
          <text:p text:style-name="P14"><text:s/>5.1 Does TDbf support images?<text:tab/>6</text:p>
          <text:p text:style-name="P14"><text:s/>5.2 Why do deleted records not show up when using ixPrimary indexes?<text:tab/>6</text:p>
          <text:p text:style-name="P14"><text:s/>5.3 How can I make an index on a TDateTime field?<text:tab/>6</text:p>
          <text:p text:style-name="P14"><text:s/>5.4 How can I sort the display of the records differently?<text:tab/>6</text:p>
          <text:p text:style-name="P14"><text:s/>5.5 Why does RecordCount return too many records?<text:tab/>7</text:p>
          <text:p text:style-name="P14"><text:s/>5.6 How to know if a record is currently being edited by another user?<text:tab/>7</text:p>
          <text:p text:style-name="P14"><text:s/>5.7 How to handle different character sets and locale sorting?<text:tab/>7</text:p>
          <text:p text:style-name="P14"><text:s/>5.8 How to undelete records?<text:tab/>7</text:p>
          <text:p text:style-name="P14"><text:s/>5.9 How can I restructure a table?<text:tab/>7</text:p>
          <text:p text:style-name="P13"><text:s/>6 Methods<text:tab/>8</text:p>
          <text:p text:style-name="P14"><text:s/>6.1 AddIndex<text:tab/>8</text:p>
          <text:p text:style-name="P14"><text:s/>6.2 BatchMove<text:tab/>8</text:p>
          <text:p text:style-name="P14"><text:s/>6.3 CancelRange<text:tab/>8</text:p>
          <text:p text:style-name="P14"><text:s/>6.4 CheckDbfFieldDefs<text:tab/>9</text:p>
          <text:p text:style-name="P14"><text:s/>6.5 ClearCalcFields<text:tab/>9</text:p>
          <text:p text:style-name="P14"><text:s/>6.6 CloseIndexFile<text:tab/>9</text:p>
          <text:p text:style-name="P14"><text:s/>6.7 CompactIndexFile<text:tab/>9</text:p>
          <text:p text:style-name="P14"><text:s/>6.8 CompareBookmarks<text:tab/>9</text:p>
          <text:p text:style-name="P14"><text:s/>6.9 CompareKeys<text:tab/>9</text:p>
          <text:p text:style-name="P14"><text:s/>6.10 CopyFrom<text:tab/>9</text:p>
          <text:p text:style-name="P14"><text:s/>6.11 CreateBlobStream<text:tab/>10</text:p>
          <text:p text:style-name="P14"><text:s/>6.12 CreateTable<text:tab/>10</text:p>
          <text:p text:style-name="P14"><text:s/>6.13 CreateTableEx<text:tab/>10</text:p>
          <text:p text:style-name="P14"><text:s/>6.14 DeleteIndex<text:tab/>10</text:p>
          <text:p text:style-name="P14"><text:s/>6.15 DeleteMdxFile<text:tab/>10</text:p>
          <text:p text:style-name="P14"><text:s/>6.16 EmptyTable<text:tab/>11</text:p>
          <text:p text:style-name="P14"><text:s/>6.17 EndExclusive<text:tab/>11</text:p>
          <text:p text:style-name="P14"><text:s/>6.18 ExtractKey<text:tab/>11</text:p>
          <text:p text:style-name="P14"><text:s/>6.19 GetFieldData<text:tab/>11</text:p>
          <text:p text:style-name="P14"><text:s/>6.20 GetAllIndexFiles<text:tab/>11</text:p>
          <text:p text:style-name="P14"><text:s/>6.21 GetFileNames<text:tab/>11</text:p>
          <text:p text:style-name="P14"><text:s/>6.22 GetIndexNames<text:tab/>12</text:p>
          <text:p text:style-name="P14"><text:s/>6.23 GotoCommon<text:tab/>12</text:p>
          <text:p text:style-name="P14"><text:s/>6.24 GotoKey<text:tab/>12</text:p>
          <text:p text:style-name="P14"><text:s/>6.25 GotoNearest<text:tab/>12</text:p>
          <text:p text:style-name="P14"><text:s/>6.26 InitFieldDefsFromFields<text:tab/>12</text:p>
          <text:p text:style-name="P14"><text:s/>6.27 IsDeleted<text:tab/>12</text:p>
          <text:p text:style-name="P14"><text:s/>6.28 Locate<text:tab/>13</text:p>
          <text:p text:style-name="P14"><text:s/>6.29 LocateRecord<text:tab/>13</text:p>
          <text:p text:style-name="P14"><text:soft-page-break/><text:s/>6.30 LockTable<text:tab/>13</text:p>
          <text:p text:style-name="P14"><text:s/>6.31 OpenIndexFile<text:tab/>13</text:p>
          <text:p text:style-name="P14"><text:s/>6.32 PackTable<text:tab/>13</text:p>
          <text:p text:style-name="P14"><text:s/>6.33 PrepareKey<text:tab/>13</text:p>
          <text:p text:style-name="P14"><text:s/>6.34 RegenerateIndexes<text:tab/>14</text:p>
          <text:p text:style-name="P14"><text:s/>6.35 RepageIndexFile<text:tab/>14</text:p>
          <text:p text:style-name="P14"><text:s/>6.36 RestructureTable<text:tab/>14</text:p>
          <text:p text:style-name="P15">Example<text:tab/>14</text:p>
          <text:p text:style-name="P14"><text:s/>6.37 RestructureTable2<text:tab/>15</text:p>
          <text:p text:style-name="P14"><text:s/>6.38 Resync<text:tab/>15</text:p>
          <text:p text:style-name="P14"><text:s/>6.39 SearchKey<text:tab/>15</text:p>
          <text:p text:style-name="P14"><text:s/>6.40 SetKey<text:tab/>16</text:p>
          <text:p text:style-name="P14"><text:s/>6.41 SetRange<text:tab/>16</text:p>
          <text:p text:style-name="P14"><text:s/>6.42 Translate<text:tab/>16</text:p>
          <text:p text:style-name="P14"><text:s/>6.43 TryExclusive<text:tab/>16</text:p>
          <text:p text:style-name="P14"><text:s/>6.44 Undelete<text:tab/>16</text:p>
          <text:p text:style-name="P14"><text:s/>6.45 UnlockTable<text:tab/>16</text:p>
          <text:p text:style-name="P14"><text:s/>6.46 UpdateIndexDefs<text:tab/>17</text:p>
          <text:p text:style-name="P14"><text:s/>6.47 Zap<text:tab/>17</text:p>
          <text:p text:style-name="P13"><text:s/>7 Properties<text:tab/>17</text:p>
          <text:p text:style-name="P14"><text:s/>7.1 AbsolutePath<text:tab/>17</text:p>
          <text:p text:style-name="P14"><text:s/>7.2 BeforeAutoCreate<text:tab/>17</text:p>
          <text:p text:style-name="P14"><text:s/>7.3 CodePage<text:tab/>17</text:p>
          <text:p text:style-name="P14"><text:s/>7.4 DateTimeHandling<text:tab/>17</text:p>
          <text:p text:style-name="P14"><text:s/>7.5 DbfFieldDefs<text:tab/>17</text:p>
          <text:p text:style-name="P14"><text:s/>7.6 DbfFile<text:tab/>18</text:p>
          <text:p text:style-name="P14"><text:s/>7.7 DisableResyncOnPost<text:tab/>18</text:p>
          <text:p text:style-name="P14"><text:s/>7.8 ExactRecordCount<text:tab/>18</text:p>
          <text:p text:style-name="P14"><text:s/>7.9 Exclusive<text:tab/>18</text:p>
          <text:p text:style-name="P14"><text:s/>7.10 FilePath<text:tab/>18</text:p>
          <text:p text:style-name="P14"><text:s/>7.11 FilePathFull<text:tab/>18</text:p>
          <text:p text:style-name="P14"><text:s/>7.12 Filter<text:tab/>18</text:p>
          <text:p text:style-name="P14"><text:s/>7.13 IndexDefs<text:tab/>19</text:p>
          <text:p text:style-name="P14"><text:s/>7.14 Indexes<text:tab/>19</text:p>
          <text:p text:style-name="P14"><text:s/>7.15 IndexFieldNames<text:tab/>19</text:p>
          <text:p text:style-name="P14"><text:s/>7.16 IndexName<text:tab/>19</text:p>
          <text:p text:style-name="P14"><text:s/>7.17 LanguageID<text:tab/>19</text:p>
          <text:p text:style-name="P14"><text:s/>7.18 LanguageStr<text:tab/>19</text:p>
          <text:p text:style-name="P14"><text:s/>7.19 MasterFields<text:tab/>20</text:p>
          <text:p text:style-name="P14"><text:s/>7.20 MasterSource<text:tab/>20</text:p>
          <text:p text:style-name="P14"><text:s/>7.21 OnCompareRecord<text:tab/>20</text:p>
          <text:p text:style-name="P14"><text:s/>7.22 OnCopyDateTimeAsString<text:tab/>20</text:p>
          <text:p text:style-name="P14"><text:s/>7.23 OnFilterRecord<text:tab/>20</text:p>
          <text:p text:style-name="P14"><text:s/>7.24 OnIndexMissing<text:tab/>20</text:p>
          <text:p text:style-name="P14"><text:s/>7.25 OnIndexInvalid<text:tab/>21</text:p>
          <text:p text:style-name="P14"><text:s/>7.26 OnLanguageWarning<text:tab/>21</text:p>
          <text:p text:style-name="P14"><text:s/>7.27 OnLocaleError<text:tab/>21</text:p>
          <text:p text:style-name="P14"><text:s/>7.28 OnProgess<text:tab/>21</text:p>
          <text:p text:style-name="P14"><text:s/>7.29 OnTranslate<text:tab/>22</text:p>
          <text:p text:style-name="P14"><text:s/>7.30 OpenMode<text:tab/>22</text:p>
          <text:p text:style-name="P14"><text:s/>7.31 PhysicalRecNo<text:tab/>22</text:p>
          <text:p text:style-name="P14"><text:s/>7.32 ReadOnly<text:tab/>22</text:p>
          <text:p text:style-name="P14"><text:s/>7.33 ShowDeleted<text:tab/>22</text:p>
          <text:p text:style-name="P14"><text:s/>7.34 Storage<text:tab/>22</text:p>
          <text:p text:style-name="P14"><text:s/>7.35 StoreDefs<text:tab/>22</text:p>
          <text:p text:style-name="P14"><text:soft-page-break/><text:s/>7.36 TableLevel<text:tab/>23</text:p>
          <text:p text:style-name="P14"><text:s/>7.37 TableName<text:tab/>23</text:p>
          <text:p text:style-name="P14"><text:s/>7.38 UserStream<text:tab/>23</text:p>
          <text:p text:style-name="P14"><text:s/>7.39 Version<text:tab/>23</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8103520988203986068" text:style-name="L1">
        <text:list-item>
          <text:p text:style-name="P16">Works without the Borland Database Engine.</text:p>
        </text:list-item>
        <text:list-item>
          <text:p text:style-name="P16">Allows the use of all dBASE </text:p>
        </text:list-item>
        <text:list-item>
          <text:p text:style-name="P16">native types (including character, numeric, logical, date, and memo). See <text:span text:style-name="Source_20_Text"><text:bookmark-ref text:reference-format="text" text:ref-name="__RefNumPara__5090_1787780352">TableLevel</text:bookmark-ref></text:span>.</text:p>
        </text:list-item>
        <text:list-item>
          <text:p text:style-name="P16">Memo files are supported, both text and binary so you can use fields with no size limit.</text:p>
        </text:list-item>
        <text:list-item>
          <text:p text:style-name="P16">File format 100% compatible with dBASE III+ or dBASE IV or dBASE for Windows.</text:p>
        </text:list-item>
        <text:list-item>
          <text:p text:style-name="P16">Support for Clipper and Visual FoxPro tables.</text:p>
        </text:list-item>
        <text:list-item>
          <text:p text:style-name="P16">Restructuring existing tables to drop, add or modify a current table structure while retaining table data.</text:p>
        </text:list-item>
        <text:list-item>
          <text:p text:style-name="P16">Multi-user access through BDE compatible locking. Only 1 user can lock a particular record for writing, but multiple users can read the record.</text:p>
        </text:list-item>
        <text:list-item>
          <text:p text:style-name="P16">Index support available for fast sorting, searching and ranging of big tables. Indexes supported include NDX and MDX index files.</text:p>
        </text:list-item>
        <text:list-item>
          <text:p text:style-name="P16">Expression parser for both indexes and filters.</text:p>
        </text:list-item>
        <text:list-item>
          <text:p text:style-name="P16">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text:soft-page-break/>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P8">Supported functions:</text:p>
      <text:p text:style-name="Text_20_body"><text:span text:style-name="Source_20_Text">ABS(</text:span><text:span text:style-name="Source_20_Text"><text:span text:style-name="T1">expN</text:span></text:span><text:span text:style-name="Source_20_Text">)</text:span></text:p>
      <text:p text:style-name="Text_20_body">Returns the absolute value of the specified number, <text:span text:style-name="Source_20_Text"><text:span text:style-name="T3">expN</text:span></text:span>.</text:p>
      <text:p text:style-name="Text_20_body"><text:span text:style-name="Source_20_Text">ASC(</text:span><text:span text:style-name="Source_20_Text"><text:span text:style-name="T1">expC</text:span></text:span><text:span text:style-name="Source_20_Text">)</text:span></text:p>
      <text:p text:style-name="Text_20_body"><text:soft-page-break/>Returns the ASCII value of the specified character, <text:span text:style-name="Source_20_Text"><text:span text:style-name="T3">expC</text:span></text:span>.</text:p>
      <text:p text:style-name="Text_20_body"><text:span text:style-name="Source_20_Text">CEIL(</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ING()</text:span>.</text:p>
      <text:p text:style-name="Text_20_body"><text:span text:style-name="Source_20_Text">CEILING(</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text:span>.</text:p>
      <text:p text:style-name="Text_20_body"><text:span text:style-name="Source_20_Text">CHR(</text:span><text:span text:style-name="Source_20_Text"><text:span text:style-name="T1">expN</text:span></text:span><text:span text:style-name="Source_20_Text">)</text:span></text:p>
      <text:p text:style-name="Text_20_body">Returns the characters with the specified ASCII value, <text:span text:style-name="Source_20_Text">expN</text:span>.</text:p>
      <text:p text:style-name="Text_20_body"><text:span text:style-name="Source_20_Text">CDOW(</text:span><text:span text:style-name="Source_20_Text"><text:span text:style-name="T1">expD</text:span></text:span><text:span text:style-name="Source_20_Text">)</text:span></text:p>
      <text:p text:style-name="Text_20_body">Returns the name of the day of the week for the specified date, <text:span text:style-name="Source_20_Text">expD</text:span>.</text:p>
      <text:p text:style-name="Text_20_body"><text:span text:style-name="Source_20_Text">DATE()</text:span></text:p>
      <text:p text:style-name="Text_20_body">Returns the current date.</text:p>
      <text:p text:style-name="Text_20_body"><text:span text:style-name="Source_20_Text">DAY(</text:span><text:span text:style-name="Source_20_Text"><text:span text:style-name="T1">expD</text:span></text:span><text:span text:style-name="Source_20_Text">)</text:span></text:p>
      <text:p text:style-name="Text_20_body">Returns day part of the specified date, <text:span text:style-name="Source_20_Text">expD</text:span>.</text:p>
      <text:p text:style-name="Text_20_body"><text:span text:style-name="Source_20_Text">DTOS(</text:span><text:span text:style-name="Source_20_Text"><text:span text:style-name="T1">expD</text:span></text:span><text:span text:style-name="Source_20_Text">)</text:span></text:p>
      <text:p text:style-name="Text_20_body">Converts the specified date, <text:span text:style-name="Source_20_Text"><text:span text:style-name="T3">expD</text:span></text:span>, to a string with representation <text:span text:style-name="T1">YYYYMMDD</text:span></text:p>
      <text:p text:style-name="Text_20_body"><text:span text:style-name="Source_20_Text">EMPTY(</text:span><text:span text:style-name="Source_20_Text"><text:span text:style-name="T1">exp</text:span></text:span><text:span text:style-name="Source_20_Text">)</text:span></text:p>
      <text:p text:style-name="Text_20_body">Returns <text:span text:style-name="Source_20_Text">True</text:span> if and only if the expression, <text:span text:style-name="Source_20_Text">Exp</text:span>, is empty.</text:p>
      <text:p text:style-name="Text_20_body"><text:span text:style-name="Source_20_Text">IIF(</text:span><text:span text:style-name="Source_20_Text"><text:span text:style-name="T1">expL</text:span></text:span><text:span text:style-name="Source_20_Text"><text:span text:style-name="T3">, </text:span></text:span><text:span text:style-name="Source_20_Text"><text:span text:style-name="T1">exp1</text:span></text:span><text:span text:style-name="Source_20_Text"><text:span text:style-name="T3">, </text:span></text:span><text:span text:style-name="Source_20_Text"><text:span text:style-name="T1">exp2</text:span></text:span><text:span text:style-name="Source_20_Text">)</text:span></text:p>
      <text:p text:style-name="Text_20_body">If <text:span text:style-name="Source_20_Text">expL</text:span> is <text:span text:style-name="Source_20_Text">True</text:span>, returns <text:span text:style-name="Source_20_Text">exp1</text:span>.</text:p>
      <text:p text:style-name="Text_20_body">If <text:span text:style-name="Source_20_Text">expL</text:span> is <text:span text:style-name="Source_20_Text">False</text:span>, returns <text:span text:style-name="Source_20_Text">exp2</text:span>.</text:p>
      <text:p text:style-name="Text_20_body"><text:span text:style-name="Source_20_Text">LEF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beginning of the specified string, <text:span text:style-name="Source_20_Text">expC</text:span>.</text:p>
      <text:p text:style-name="Text_20_body"><text:span text:style-name="Source_20_Text">LEN(</text:span><text:span text:style-name="Source_20_Text"><text:span text:style-name="T1">expC</text:span></text:span><text:span text:style-name="Source_20_Text">)</text:span></text:p>
      <text:p text:style-name="Text_20_body">Returns the length of the specified string, <text:span text:style-name="Source_20_Text">expC</text:span>, in characters.</text:p>
      <text:p text:style-name="Text_20_body"><text:span text:style-name="Source_20_Text">LTRIM(</text:span><text:span text:style-name="Source_20_Text"><text:span text:style-name="T1">expC</text:span></text:span><text:span text:style-name="Source_20_Text">)</text:span></text:p>
      <text:p text:style-name="Text_20_body">Removes leading spaces from the specified string, <text:span text:style-name="Source_20_Text">expC</text:span>.</text:p>
      <text:p text:style-name="Text_20_body"><text:span text:style-name="Source_20_Text">MONTH(</text:span><text:span text:style-name="Source_20_Text"><text:span text:style-name="T1">expD</text:span></text:span><text:span text:style-name="Source_20_Text">)</text:span></text:p>
      <text:p text:style-name="Text_20_body">Returns the month part of the specified date, <text:span text:style-name="Source_20_Text">expD</text:span>.</text:p>
      <text:p text:style-name="Text_20_body"><text:span text:style-name="Source_20_Text">PROPER(</text:span><text:span text:style-name="Source_20_Text"><text:span text:style-name="T1">expC</text:span></text:span><text:span text:style-name="Source_20_Text">)</text:span></text:p>
      <text:p text:style-name="Text_20_body">Returns the proper (mixed) case equivalent of the specified string <text:span text:style-name="Source_20_Text">expC</text:span>.</text:p>
      <text:p text:style-name="Text_20_body"><text:span text:style-name="Source_20_Text">RECNO()</text:span></text:p>
      <text:p text:style-name="Text_20_body">Returns the current record number.</text:p>
      <text:p text:style-name="Text_20_body"><text:span text:style-name="Source_20_Text">RIGH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end of the specified string, <text:span text:style-name="Source_20_Text">expC</text:span>.</text:p>
      <text:p text:style-name="Text_20_body"><text:span text:style-name="Source_20_Text">ROUND(</text:span><text:span text:style-name="Source_20_Text"><text:span text:style-name="T1">expN1</text:span></text:span><text:span text:style-name="Source_20_Text">[, </text:span><text:span text:style-name="Source_20_Text"><text:span text:style-name="T1">expN2</text:span></text:span><text:span text:style-name="Source_20_Text">])</text:span></text:p>
      <text:p text:style-name="Text_20_body">Rounds the specified number, <text:span text:style-name="Source_20_Text">expN1</text:span>, to the number of digits specified by <text:span text:style-name="Source_20_Text">expN2</text:span>. If <text:span text:style-name="Source_20_Text">expN2</text:span> is not specified, rounds to the nearest integer.</text:p>
      <text:p text:style-name="Text_20_body"><text:soft-page-break/><text:span text:style-name="Source_20_Text">RTRIM(</text:span><text:span text:style-name="Source_20_Text"><text:span text:style-name="T1">expC</text:span></text:span><text:span text:style-name="Source_20_Text">)</text:span></text:p>
      <text:p text:style-name="Text_20_body">Removes trailing spaces from the specified string, <text:span text:style-name="Source_20_Text">expC</text:span>.</text:p>
      <text:p text:style-name="Text_20_body"><text:span text:style-name="Source_20_Text">SOUNDEX</text:span></text:p>
      <text:p text:style-name="Text_20_body"><text:span text:style-name="Source_20_Text">STR(num[,size,precision])</text:span></text:p>
      <text:p text:style-name="P10">Converts a number <text:span text:style-name="Source_20_Text"><text:span text:style-name="T3">num</text:span></text:span> to a string with optional size and precision.</text:p>
      <text:p text:style-name="P11"><text:span text:style-name="Source_20_Text"><text:span text:style-name="T3">num</text:span></text:span><text:span text:style-name="T3"> is num</text:span>ber to convert to string.</text:p>
      <text:p text:style-name="P11"><text:span text:style-name="Source_20_Text"><text:span text:style-name="T3">size</text:span></text:span><text:span text:style-name="T3"> th</text:span>e total number of characters to output</text:p>
      <text:p text:style-name="P12"><text:span text:style-name="Source_20_Text">precision</text:span> is the number of digits to the right of the decimal point</text:p>
      <text:p text:style-name="Text_20_body"><text:span text:style-name="Source_20_Text">SUBSTR(</text:span><text:span text:style-name="Source_20_Text"><text:span text:style-name="T1">expC</text:span></text:span><text:span text:style-name="Source_20_Text">, </text:span><text:span text:style-name="Source_20_Text"><text:span text:style-name="T1">index</text:span></text:span><text:span text:style-name="Source_20_Text">[, </text:span><text:span text:style-name="Source_20_Text"><text:span text:style-name="T1">count</text:span></text:span><text:span text:style-name="Source_20_Text">])</text:span></text:p>
      <text:p text:style-name="Text_20_body">Extracts a sub-string from string <text:span text:style-name="Source_20_Text">expC</text:span> from position index and length count.</text:p>
      <text:p text:style-name="Text_20_body"><text:span text:style-name="Source_20_Text">UPPER(</text:span><text:span text:style-name="Source_20_Text"><text:span text:style-name="T1">expC</text:span></text:span><text:span text:style-name="Source_20_Text">)</text:span></text:p>
      <text:p text:style-name="Text_20_body">Returns the upper case equivalent of specified string, <text:span text:style-name="Source_20_Text">expC</text:span>.</text:p>
      <text:p text:style-name="Text_20_body"><text:span text:style-name="Source_20_Text">LOWER(</text:span><text:span text:style-name="Source_20_Text"><text:span text:style-name="T1">expC</text:span></text:span><text:span text:style-name="Source_20_Text">)</text:span></text:p>
      <text:p text:style-name="Text_20_body">Returns the lower case equivalent of the specified string<text:span text:style-name="T3">, </text:span><text:span text:style-name="Source_20_Text"><text:span text:style-name="T3">expC</text:span></text:span><text:span text:style-name="T3">.</text:span></text:p>
      <text:p text:style-name="Text_20_body"><text:span text:style-name="Source_20_Text">TRIM(</text:span><text:span text:style-name="Source_20_Text"><text:span text:style-name="T1">expC</text:span></text:span><text:span text:style-name="Source_20_Text">)</text:span></text:p>
      <text:p text:style-name="Text_20_body">Removes leading and trailing spaces from the specified string, <text:span text:style-name="Source_20_Text">expC</text:span>.</text:p>
      <text:p text:style-name="Text_20_body"><text:span text:style-name="Source_20_Text">VAL(</text:span><text:span text:style-name="Source_20_Text"><text:span text:style-name="T1">expC</text:span></text:span><text:span text:style-name="Source_20_Text">)</text:span></text:p>
      <text:p text:style-name="Text_20_body">Converts the specified string, <text:span text:style-name="Source_20_Text">expC</text:span>, to a number.</text:p>
      <text:p text:style-name="Text_20_body"><text:span text:style-name="Source_20_Text">YEAR(</text:span><text:span text:style-name="Source_20_Text"><text:span text:style-name="T1">expD</text:span></text:span><text:span text:style-name="Source_20_Text">)</text:span></text:p>
      <text:p text:style-name="Text_20_body">Returns the year part of the specified date, <text:span text:style-name="Source_20_Text">expD</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text:soft-page-break/>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36 </text:bookmark-ref>.</text:p>
      <text:h text:style-name="Heading_20_1" text:outline-level="1"><text:soft-page-break/>Methods</text:h>
      <text:h text:style-name="Heading_20_2" text:outline-level="2"><text:bookmark-start text:name="__RefHeading__415_1116964618"/><text:bookmark-start text:name="__RefNumPara__1492_493540530"/>AddIndex<text:bookmark-end text:name="__RefHeading__415_1116964618"/><text:bookmark-end text:name="__RefNumPara__1492_493540530"/></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4752976044208586113" text:style-name="L2">
        <text:list-item>
          <text:p text:style-name="P17">ixPrimary specifies a distinct unique index. An exception will be thrown when you try to insert 2 equal keys.</text:p>
        </text:list-item>
        <text:list-item>
          <text:p text:style-name="P17">ixUnique specifies an unique index. Duplicate key entries will be ignored.</text:p>
        </text:list-item>
        <text:list-item>
          <text:p text:style-name="P17">ixDescending specifies reverse sorting order.</text:p>
        </text:list-item>
        <text:list-item>
          <text:p text:style-name="P17">ixCaseInsensitive is not used.</text:p>
        </text:list-item>
        <text:list-item>
          <text:p text:style-name="P17">ixExpression need not be given; it is autodetected when the Fields parameter is parsed.</text:p>
        </text:list-item>
      </text:list>
      <text:h text:style-name="Heading_20_2" text:outline-level="2"><text:bookmark-start text:name="__RefNumPara__4878_493540530"/>BatchMove<text:bookmark-end text:name="__RefNumPara__4878_493540530"/></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text:soft-page-break/>reenables access to all records in the dataset.</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3084_493540530"/>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ext:soft-page-break/>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CreateBlobStream</text:h>
      <text:p text:style-name="Text_20_body"><text:span text:style-name="Source_20_Text">function CreateBlobStream(Field: TField; Mode: TBlobStreamMode): </text:span><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8050075825282326071" text:style-name="L3">
        <text:list-item>
          <text:p text:style-name="P18">If this index is contained in the accompanying MDX file, it will be removed there.</text:p>
        </text:list-item>
        <text:list-item>
          <text:p text:style-name="P18">In the case of an NDX file, it will be closed, detached, then removed from disk.</text:p>
        </text:list-item>
      </text:list>
      <text:h text:style-name="Heading_20_2" text:outline-level="2"><text:bookmark-start text:name="__RefNumPara__4809_493540530"/>DeleteMdxFile<text:bookmark-end text:name="__RefNumPara__4809_493540530"/></text:h>
      <text:p text:style-name="Text_20_body"><text:span text:style-name="Source_20_Text">procedure DeleteMdxFile;</text:span></text:p>
      <text:p text:style-name="Text_20_body">This deletes the MDX index file and detaches it (ie. clears the MDX flag in the DBF header).</text:p>
      <text:h text:style-name="Heading_20_2" text:outline-level="2"><text:soft-page-break/>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ext:soft-page-break/>TDbfFileNames specifies what files to report:</text:p>
      <text:list xml:id="list4121647750692485450" text:style-name="L4">
        <text:list-item>
          <text:p text:style-name="P19">dfDbf: The main dbf filename</text:p>
        </text:list-item>
        <text:list-item>
          <text:p text:style-name="P19">dfMemo: The memo filename if any</text:p>
        </text:list-item>
        <text:list-item>
          <text:p text:style-name="P19">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text:soft-page-break/>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text:bookmark-start text:name="__RefNumPara__4882_493540530"/>PackTable<text:bookmark-end text:name="__RefNumPara__4882_493540530"/></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PrepareKey</text:h>
      <text:p text:style-name="Text_20_body"><text:span text:style-name="Source_20_Text">function PrepareKey(Buffer: Pointer; BufferType: TExpressionType): PChar;</text:span></text:p>
      <text:p text:style-name="Text_20_body"><text:soft-page-break/>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text:bookmark-start text:name="__RefNumPara__4884_493540530"/>RegenerateIndexes<text:bookmark-end text:name="__RefNumPara__4884_493540530"/></text:h>
      <text:p text:style-name="Text_20_body"><text:span text:style-name="Source_20_Text">procedure RegenerateIndexes;</text:span></text:p>
      <text:p text:style-name="Text_20_body">Clears all attached indexes, then recreates them from scratch.</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text:bookmark-start text:name="__RefHeading__446_1116964618"/><text:bookmark-start text:name="__RefNumPara__4880_493540530"/>RestructureTable<text:bookmark-end text:name="__RefHeading__446_1116964618"/><text:bookmark-end text:name="__RefNumPara__4880_493540530"/></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If DbfFieldDefs is assigned, the table is restructured and it keeps a copy of the current files.</text:p>
      <text:p text:style-name="Text_20_body">If DbfFieldDefs is not assigned, the structure remains the same and it deletes the current files.</text:p>
      <text:p text:style-name="Text_20_body">Pack specifies whether to pack the table, that is, to remove records marked for deletion.</text:p>
      <text:p text:style-name="Text_20_body">See RestructureTable2.</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oft-page-break/><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RestructureTable2</text:h>
      <text:p text:style-name="Text_20_body"><text:span text:style-name="Source_20_Text">procedure RestructureTable2(DbfFieldDefs: TDbfFieldDefs; Pack, DeleteFiles: Boolean);</text:span></text:p>
      <text:p text:style-name="Text_20_body">Call RestructureTable to change the field structure of the current table.</text:p>
      <text:p text:style-name="Text_20_body">This is similar to RestructureTable, except that the DeleteFiles parameter controls whether to keep a copy of the current files (False) or delete them (True).</text:p>
      <text:p text:style-name="Text_20_body">See RestructureTable.</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5055086970482132937" text:style-name="L5">
        <text:list-item>
          <text:p text:style-name="P20">String index: a pointer to the first character of a null-terminated character array.</text:p>
        </text:list-item>
        <text:list-item>
          <text:p text:style-name="P20">MDX, numeric: a pointer to a buffer containing a BCD, a binary coded decimal in dBase format.</text:p>
        </text:list-item>
        <text:list-item>
          <text:p text:style-name="P20">NDX, numeric: a pointer to a double.</text:p>
        </text:list-item>
      </text:list>
      <text:p text:style-name="Text_20_body">SearchType is one of the following:</text:p>
      <text:list xml:id="list6543909745558556819" text:style-name="L6">
        <text:list-item>
          <text:p text:style-name="P21">stEqual searches exactly Key. Returns false if no key matches.</text:p>
        </text:list-item>
        <text:list-item>
          <text:p text:style-name="P21">stGreaterEqual searches exactly Key or, if not found, the record which key is greater. Returns false if end of file is found.</text:p>
        </text:list-item>
        <text:list-item>
          <text:p text:style-name="P21">stGreater searches the first record which key is greater than specified Key. Returns false if end of file is found.</text:p>
        </text:list-item>
      </text:list>
      <text:p text:style-name="Text_20_body"><text:soft-page-break/>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text:soft-page-break/>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Zap</text:h>
      <text:p text:style-name="Text_20_body"><text:span text:style-name="Source_20_Text">procedure Zap;</text:span></text:p>
      <text:p text:style-name="Text_20_body">An alias for EmptyTable.</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text:soft-page-break/>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Exclusive</text:h>
      <text:p text:style-name="Text_20_body"><text:span text:style-name="Source_20_Text">property Exclusive: Boolean read FExclusive write FExclusive default </text:span><text:span text:style-name="Source_20_Text">false;</text:span></text:p>
      <text:p text:style-name="Text_20_body">Use Exclusive to prevent other instances from accessing a table while it is open in this instance. Before opening the table, set Exclusive to true. A table must be closed before changing the Exclusive property.</text:p>
      <text:p text:style-name="Text_20_body">When Exclusive is true, then when the instance successfully opens the table, no other instance can access it. If the table for which the instance has requested exclusive access is already in use by another instance, an exception is thrown. To handle such exceptions, wrap the code that opens the table in a try..except/finally block. See also TryExclusiv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NumPara__1494_493540530"/><text:bookmark-start text:name="__RefHeading__419_1116964618"/>Filter<text:bookmark-end text:name="__RefNumPara__1494_493540530"/><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text:soft-page-break/>OnFilterRecord event, see section 7.33, also excludes records from view, namely those for which you set Accept to false within the event handler.</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text:soft-page-break/>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IndexMissing</text:h>
      <text:p text:style-name="Text_20_body"><text:span text:style-name="Source_20_Text">property OnIndexMissing: TDbfIndexMissingEvent read FOnIndexMissing </text:span><text:soft-page-break/><text:span text:style-name="Source_20_Text">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IndexInvalid</text:h>
      <text:p text:style-name="Text_20_body"><text:span text:style-name="Source_20_Text">TDbfIndexInvalidEvent = procedure(Sender: TObject; var Handled, DeleteLink: Boolean) of object;</text:span></text:p>
      <text:p text:style-name="Text_20_body"><text:span text:style-name="Source_20_Text">property OnIndexInvalid: TDbfIndexInvalidEvent read FOnIndexInvalid write FonIndexInvalid;</text:span></text:p>
      <text:p text:style-name="Text_20_body">This event is called when an index is found to be invalid when opening a table with an MDX index file.</text:p>
      <text:p text:style-name="Text_20_body">To continue without raising an exception, set <text:span text:style-name="Source_20_Text">Handled</text:span> to <text:span text:style-name="Source_20_Text">True</text:span>.</text:p>
      <text:p text:style-name="Text_20_body">To detach the index file (ie. clear the MDX flag in the DBF header), set <text:span text:style-name="Source_20_Text">DeleteLink</text:span> to <text:span text:style-name="Source_20_Text">True</text:span>.</text:p>
      <text:p text:style-name="Text_20_body">To delete and detach the index file, call the <text:span text:style-name="Source_20_Text"><text:bookmark-ref text:reference-format="text" text:ref-name="__RefNumPara__4809_493540530">DeleteMdxFile</text:bookmark-ref></text:span> method.</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Progess</text:h>
      <text:p text:style-name="Text_20_body"><text:span text:style-name="Source_20_Text">TPagedFileProgressEvent = procedure(Sender: TObject; Position, Max: Integer; var Aborted: Boolean; Msg: string) of object;</text:span></text:p>
      <text:p text:style-name="Text_20_body"><text:span text:style-name="Source_20_Text">property OnProgress: TPagedFileProgressEvent read FOnProgress write FOnProgress;</text:span></text:p>
      <text:p text:style-name="Text_20_body">The <text:span text:style-name="Source_20_Text">OnProgress</text:span> event is called whenever progress is made during any of the following long-running operations.</text:p>
      <text:list xml:id="list5806191930336572779" text:style-name="L7">
        <text:list-item>
          <text:p text:style-name="P22"><text:span text:style-name="Source_20_Text"><text:bookmark-ref text:reference-format="text" text:ref-name="__RefNumPara__1492_493540530">AddIndex</text:bookmark-ref></text:span></text:p>
        </text:list-item>
        <text:list-item>
          <text:p text:style-name="P22"><text:span text:style-name="Source_20_Text"><text:bookmark-ref text:reference-format="text" text:ref-name="__RefNumPara__4878_493540530">BatchMove</text:bookmark-ref></text:span></text:p>
        </text:list-item>
        <text:list-item>
          <text:p text:style-name="P22"><text:span text:style-name="Source_20_Text"><text:bookmark-ref text:reference-format="text" text:ref-name="__RefNumPara__3084_493540530">CopyFrom</text:bookmark-ref></text:span></text:p>
        </text:list-item>
        <text:list-item>
          <text:p text:style-name="P22"><text:span text:style-name="Source_20_Text"><text:bookmark-ref text:reference-format="text" text:ref-name="__RefNumPara__4884_493540530">RegenerateIndexes</text:bookmark-ref></text:span></text:p>
        </text:list-item>
        <text:list-item>
          <text:p text:style-name="P22"><text:span text:style-name="Source_20_Text"><text:bookmark-ref text:reference-format="text" text:ref-name="__RefNumPara__4880_493540530">RestructureTable</text:bookmark-ref></text:span></text:p>
        </text:list-item>
        <text:list-item>
          <text:p text:style-name="P22"><text:span text:style-name="Source_20_Text"><text:bookmark-ref text:reference-format="text" text:ref-name="__RefNumPara__4882_493540530">PackTable</text:bookmark-ref></text:span></text:p>
        </text:list-item>
      </text:list>
      <text:p text:style-name="Text_20_body"><text:span text:style-name="Source_20_Text">Position</text:span> is the completeness of the current step in the range 0 to <text:span text:style-name="Source_20_Text">Max</text:span>.</text:p>
      <text:p text:style-name="Text_20_body"><text:soft-page-break/><text:span text:style-name="Source_20_Text">Msg</text:span> is a message providing more details about the current step.</text:p>
      <text:p text:style-name="Text_20_body">To abort the operation, set <text:span text:style-name="Source_20_Text">Aborted</text:span> to <text:span text:style-name="Source_20_Text">True</text:span>.</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1853775891349871775" text:style-name="L8">
        <text:list-item>
          <text:p text:style-name="P23">omNormal fails the open action if the file does not exist.</text:p>
        </text:list-item>
        <text:list-item>
          <text:p text:style-name="P23">omAutoCreate creates a new table as if CreateTable is called, and opens it.</text:p>
        </text:list-item>
        <text:list-item>
          <text:p text:style-name="P23">omTemporary is not used.</text:p>
        </text:list-item>
      </text:list>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oft-page-break/><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ext:bookmark-start text:name="__RefHeading__5088_1787780352"/><text:bookmark-start text:name="__RefNumPara__5090_1787780352"/>TableLevel<text:bookmark-end text:name="__RefHeading__5088_1787780352"/><text:bookmark-end text:name="__RefNumPara__5090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2569746894608767042" text:style-name="L9">
        <text:list-item>
          <text:p text:style-name="P24">3: dBase III+ compatible.</text:p>
        </text:list-item>
        <text:list-item>
          <text:p text:style-name="P24">4: dBase IV compatible. The only difference to dBase III+ is the current codepage, locale. dBase III+ uses no translation for the codepage and a binary sort order for the indexes.</text:p>
        </text:list-item>
        <text:list-item>
          <text:p text:style-name="P24">7: Visual dBase VII. Not all features are supported, but these give an summary:</text:p>
          <text:list>
            <text:list-item>
              <text:p text:style-name="P24">More field types: datetime, 32 bit integers, 64 bit doubles.</text:p>
            </text:list-item>
            <text:list-item>
              <text:p text:style-name="P24">Default values for fields. This info can be found via the DbfFieldDef.HasDefault and DefaultBuf properties.</text:p>
            </text:list-item>
            <text:list-item>
              <text:p text:style-name="P24">Min and Max values for fields are NOT supported, but can be read.</text:p>
            </text:list-item>
            <text:list-item>
              <text:p text:style-name="P24">Referential integrity is NOT supported.</text:p>
            </text:list-item>
          </text:list>
        </text:list-item>
        <text:list-item>
          <text:p text:style-name="P24">25: FoxPro compatible. The native field types are a bit different, but very comparable to dBase IV. CDX indexes are not supported.</text:p>
        </text:list-item>
      </text:list>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6-08-18T09:32:35.43</dc:date>
    <dc:creator>Paul Baker</dc:creator>
    <meta:editing-duration>PT6H11M44S</meta:editing-duration>
    <meta:editing-cycles>74</meta:editing-cycles>
    <meta:generator>OpenOffice/4.1.1$Win32 OpenOffice.org_project/411m6$Build-9775</meta:generator>
    <meta:document-statistic meta:table-count="0" meta:image-count="0" meta:object-count="0" meta:page-count="23" meta:paragraph-count="644" meta:word-count="7690" meta:character-count="49909"/>
  </office:meta>
</office:document-meta>
</file>